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a59" officeooo:paragraph-rsid="00109a59"/>
    </style:style>
    <style:style style:name="P2" style:family="paragraph" style:parent-style-name="Standard">
      <style:paragraph-properties fo:text-align="center" style:justify-single-word="false"/>
      <style:text-properties fo:font-size="16pt" officeooo:rsid="00109a59" officeooo:paragraph-rsid="00109a5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9a59" officeooo:paragraph-rsid="00109a59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Aviles</text:p>
      <text:p text:style-name="P1">2823381</text:p>
      <text:p text:style-name="P1">09/29/17</text:p>
      <text:p text:style-name="P2">Weekly Individual Status Report</text:p>
      <text:p text:style-name="P3"/>
      <text:p text:style-name="P3"/>
      <text:p text:style-name="P3"><text:tab/>This week I researched more into our final project ideas. <text:s/>We already have two main ones, but we as a group were still a little undecided. <text:s/>I then met up with the group and we talked about what we wanted to actually do for a project. <text:s/>I voted for the idea to create an app that uses your location to send reminders to your phone when you are near a location that you selected. <text:s/>I started looking into what was I would need to know in order to build an app for a phone since that is what our project will be ran o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5:50:53.674196673</meta:creation-date>
    <dc:date>2017-09-29T16:06:49.441645835</dc:date>
    <meta:editing-duration>PT5M45S</meta:editing-duration>
    <meta:editing-cycles>1</meta:editing-cycles>
    <meta:document-statistic meta:table-count="0" meta:image-count="0" meta:object-count="0" meta:page-count="1" meta:paragraph-count="5" meta:word-count="112" meta:character-count="577" meta:non-whitespace-character-count="463"/>
    <meta:generator>LibreOffice/5.1.6.2$Linux_X86_64 LibreOffice_project/10m0$Build-2</meta:generator>
  </office:meta>
</office:document-meta>
</file>